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table:style-name="ce4" office:value-type="string" calcext:value-type="string">
            <text:p>pass_cmp_pct</text:p>
          </table:table-cell>
          <table:table-cell office:value-type="string" calcext:value-type="string">
            <text:p>pass_cmp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table:style-name="ce4" office:value-type="string" calcext:value-type="string">
            <text:p>pass_td_pct</text:p>
          </table:table-cell>
          <table:table-cell office:value-type="string" calcext:value-type="string">
            <text:p>pass_td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table:style-name="ce4" office:value-type="string" calcext:value-type="string">
            <text:p>pass_int_pct</text:p>
          </table:table-cell>
          <table:table-cell office:value-type="string" calcext:value-type="string">
            <text:p>pass_int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table:style-name="ce4" office:value-type="string" calcext:value-type="string">
            <text:p>pass_net_yds_per_at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pass_yds_per_game</text:p>
          </table:table-cell>
          <table:table-cell office:value-type="string" calcext:value-type="string">
            <text:p>pass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table:style-name="ce4" office:value-type="string" calcext:value-type="string">
            <text:p>pass_yards_per_cmp</text:p>
          </table:table-cell>
          <table:table-cell office:value-type="string" calcext:value-type="string">
            <text:p>pass_yds_gain/pass_cmp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table:style-name="ce4" office:value-type="string" calcext:value-type="string">
            <text:p>rcv_yds_per_recep</text:p>
          </table:table-cell>
          <table:table-cell office:value-type="string" calcext:value-type="string">
            <text:p>rcv_yds_gain/rcv_rec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table:style-name="ce4" office:value-type="string" calcext:value-type="string">
            <text:p>rcv_per_game</text:p>
          </table:table-cell>
          <table:table-cell office:value-type="string" calcext:value-type="string">
            <text:p>rcv_recep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cv_yds_per_game</text:p>
          </table:table-cell>
          <table:table-cell office:value-type="string" calcext:value-type="string">
            <text:p>rcv_yds_gain/nb_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table:style-name="ce4" office:value-type="string" calcext:value-type="string">
            <text:p>rcv_catch_pct</text:p>
          </table:table-cell>
          <table:table-cell office:value-type="string" calcext:value-type="string">
            <text:p>rcv_recep/rcv_target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/Lost</text:p>
          </table:table-cell>
          <table:table-cell office:value-type="string" calcext:value-type="string">
            <text:p>rush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3.431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table:style-name="ce4" office:value-type="string" calcext:value-type="string">
            <text:p>rush_yds_per_att</text:p>
          </table:table-cell>
          <table:table-cell office:value-type="string" calcext:value-type="string">
            <text:p>rush_yds_gain/rush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ush_yds_per_game</text:p>
          </table:table-cell>
          <table:table-cell office:value-type="string" calcext:value-type="string">
            <text:p>rush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table:style-name="ce4" office:value-type="string" calcext:value-type="string">
            <text:p>rush_per_game</text:p>
          </table:table-cell>
          <table:table-cell office:value-type="string" calcext:value-type="string">
            <text:p>rush_att/nb_gam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kick_yds_per</text:p>
          </table:table-cell>
          <table:table-cell office:value-type="string" calcext:value-type="string">
            <text:p>ret_kick_yds/ret_kick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punt_yds_per</text:p>
          </table:table-cell>
          <table:table-cell office:value-type="string" calcext:value-type="string">
            <text:p>ret_punt_yds/ret_punt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table:style-name="ce4" office:value-type="string" calcext:value-type="string">
            <text:p>kick_xp_pct</text:p>
          </table:table-cell>
          <table:table-cell office:value-type="string" calcext:value-type="string">
            <text:p>kick_xp_made/kick_xp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table:style-name="ce4" office:value-type="string" calcext:value-type="string">
            <text:p>kick_fgm</text:p>
          </table:table-cell>
          <table:table-cell office:value-type="string" calcext:value-type="string">
            <text:p>sum all FG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table:style-name="ce4" office:value-type="string" calcext:value-type="string">
            <text:p>kick_fga</text:p>
          </table:table-cell>
          <table:table-cell office:value-type="string" calcext:value-type="string">
            <text:p>sum all FG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kick_fg_pct</text:p>
          </table:table-cell>
          <table:table-cell office:value-type="string" calcext:value-type="string">
            <text:p>FGM/F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OB Kickoffs</text:p>
          </table:table-cell>
          <table:table-cell office:value-type="string" calcext:value-type="string">
            <text:p>kick_ko_oo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table:style-name="ce4" office:value-type="string" calcext:value-type="string">
            <text:p>punt_yds_net</text:p>
          </table:table-cell>
          <table:table-cell office:value-type="string" calcext:value-type="string">
            <text:p>punt_yds-punt_yds_r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 20%</text:p>
          </table:table-cell>
          <table:table-cell table:style-name="ce4" office:value-type="string" calcext:value-type="string">
            <text:p>punt_in20_pct</text:p>
          </table:table-cell>
          <table:table-cell office:value-type="string" calcext:value-type="string">
            <text:p>punt_in20/punt_n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table table:name="Sheet3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ceding 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action</text:p>
          </table:table-cell>
        </table:table-row>
        <table:table-row table:style-name="ro1">
          <table:table-cell office:value-type="string" calcext:value-type="string">
            <text:p>kicko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_k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20:07:12.25483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3-27T20:41:39.979205137</dc:date>
    <meta:editing-duration>P23DT13H2M6S</meta:editing-duration>
    <meta:editing-cycles>35</meta:editing-cycles>
    <meta:generator>LibreOffice/6.4.7.2$Linux_X86_64 LibreOffice_project/40$Build-2</meta:generator>
    <meta:document-statistic meta:table-count="3" meta:cell-count="320" meta:object-count="0"/>
  </office:meta>
</office:document-meta>
</file>